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9ae0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0f454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fo:font-size="10pt" officeooo:paragraph-rsid="000f4542" style:font-size-asian="10pt" style:font-size-complex="10pt"/>
    </style:style>
    <style:style style:name="P11" style:family="paragraph" style:parent-style-name="Default">
      <style:paragraph-properties fo:margin-top="0cm" fo:margin-bottom="0cm" loext:contextual-spacing="false"/>
      <style:text-properties fo:font-size="10pt" officeooo:rsid="00397dae" officeooo:paragraph-rsid="000f4542" style:font-size-asian="10pt" style:font-size-complex="10pt"/>
    </style:style>
    <style:style style:name="P12" style:family="paragraph" style:parent-style-name="Standard">
      <style:text-properties fo:font-size="10pt" officeooo:paragraph-rsid="000f454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paragraph-rsid="0018141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02e0d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1e7467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Default">
      <style:paragraph-properties fo:margin-top="0cm" fo:margin-bottom="0cm" loext:contextual-spacing="false"/>
      <style:text-properties fo:font-size="10pt" officeooo:rsid="00397dae" officeooo:paragraph-rsid="001e7467" style:font-size-asian="10pt" style:font-size-complex="10pt"/>
    </style:style>
    <style:style style:name="P26" style:family="paragraph" style:parent-style-name="Default">
      <style:paragraph-properties fo:margin-top="0cm" fo:margin-bottom="0cm" loext:contextual-spacing="false"/>
      <style:text-properties fo:font-size="10pt" officeooo:paragraph-rsid="001e7467" style:font-size-asian="10pt" style:font-size-complex="10pt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81415" officeooo:paragraph-rsid="00181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81415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181415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e7467"/>
    </style:style>
    <style:style style:name="P31" style:family="paragraph" style:parent-style-name="Standard">
      <style:paragraph-properties fo:text-align="center" style:justify-single-word="false"/>
      <style:text-properties fo:font-size="10pt" officeooo:paragraph-rsid="001e7467" style:font-size-asian="10pt" style:font-size-complex="10pt"/>
    </style:style>
    <style:style style:name="P32" style:family="paragraph" style:parent-style-name="Standard">
      <style:text-properties fo:font-size="10pt" officeooo:paragraph-rsid="001e7467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1e7467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1e7467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1e746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16185c" style:font-weight-asian="bold" style:font-weight-complex="bold"/>
    </style:style>
    <style:style style:name="T3" style:family="text">
      <style:text-properties fo:color="#000000" style:font-name="Comic Sans MS" fo:font-weight="bold" officeooo:rsid="000137c6" style:font-weight-asian="bold" style:font-weight-complex="bold"/>
    </style:style>
    <style:style style:name="T4" style:family="text">
      <style:text-properties fo:color="#000000" style:font-name="Comic Sans MS" fo:font-weight="bold" officeooo:rsid="001aeb51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81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1984bc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none" fo:font-weight="normal" officeooo:rsid="0019ae09" style:font-style-asian="normal" style:font-weight-asian="normal" style:font-style-complex="normal" style:font-weight-complex="normal"/>
    </style:style>
    <style:style style:name="T11" style:family="text">
      <style:text-properties style:font-name="Comic Sans MS" fo:font-style="normal" style:text-underline-style="none" fo:font-weight="normal" officeooo:rsid="001c88ba" style:font-style-asian="normal" style:font-weight-asian="normal" style:font-style-complex="normal" style:font-weight-complex="normal"/>
    </style:style>
    <style:style style:name="T12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9a4c6"/>
    </style:style>
    <style:style style:name="T16" style:family="text">
      <style:text-properties officeooo:rsid="000fe73e"/>
    </style:style>
    <style:style style:name="T17" style:family="text">
      <style:text-properties officeooo:rsid="0010459e"/>
    </style:style>
    <style:style style:name="T18" style:family="text">
      <style:text-properties officeooo:rsid="00117705"/>
    </style:style>
    <style:style style:name="T19" style:family="text">
      <style:text-properties officeooo:rsid="001877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<text:span text:style-name="T1">Ch </text:span><text:span text:style-name="T2">7</text:span><text:span text:style-name="T1"> : </text:span><text:span text:style-name="T3">Statistiques à deux variables quantitatives : </text:span><text:span text:style-name="T4">exercices</text:span></text:p>
          </table:table-cell>
        </table:table-row>
      </table:table>
      <text:p text:style-name="P14"/>
      <text:p text:style-name="P15"/>
      <text:p text:style-name="P16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321762654" text:style-name="L3">
              <text:list-item>
                <text:p text:style-name="P29"><text:span text:style-name="T5">Représenter un nuage de points.</text:span></text:p>
              </text:list-item>
              <text:list-item>
                <text:p text:style-name="P27">Déterminer et utiliser un ajustement affine pour interpoler ou extrapoler des valeurs inconnues.</text:p>
              </text:list-item>
              <text:list-item>
                <text:p text:style-name="P27">Représenter un nuage de points en effectuant un changement de variable donné afin de conjecturer <text:span text:style-name="T19">une relation de linéarité entre de nouvelles variables.</text:span></text:p>
              </text:list-item>
            </text:list>
          </table:table-cell>
        </table:table-row>
      </table:table>
      <text:p text:style-name="P2"/>
      <text:p text:style-name="P36"/>
      <text:p text:style-name="P3"><text:span text:style-name="T14">A traiter obligatoirement :</text:span> </text:p>
      <text:p text:style-name="P4">I) <text:span text:style-name="T16">Ex 3;5;6 ;8;10;11;12;15;17;18 p 105</text:span></text:p>
      <text:p text:style-name="P5">II) <text:span text:style-name="T17">Ex 23;24;26 p 106 Ex 31;32;33;34 p 107 Ex 37;38;39;40;44 p 108</text:span></text:p>
      <text:p text:style-name="P6">III) Ex 47 ; 50 p 109 Ex 52 ; 55 p 110 Ex 56p 111 </text:p>
      <text:p text:style-name="P3"/>
      <text:p text:style-name="P7">Pour encore s’exercer :</text:p>
      <text:p text:style-name="P8"><text:span text:style-name="T15">Si j’ai eu des difficultés au </text:span>I : E<text:span text:style-name="T18">x 2 ;4 ; 7 ; 9;13;14;16 et 19 p 105</text:span></text:p>
      <text:p text:style-name="P10"><text:span text:style-name="T7">Si j’ai eu des difficultés au </text:span><text:span text:style-name="T8">II : </text:span><text:span text:style-name="T9">Ex 22;25 p 106</text:span></text:p>
      <text:p text:style-name="P9"/>
      <text:p text:style-name="P11"><text:span text:style-name="T13">V</text:span><text:span text:style-name="T12">ers le bac</text:span><text:span text:style-name="T6"> : devoir maison : </text:span><text:span text:style-name="T10">exercices 79 </text:span><text:span text:style-name="T11">et 80</text:span><text:span text:style-name="T10"> p 116</text:span></text:p>
      <text:p text:style-name="P17"/>
      <text:p text:style-name="P17"/>
      <text:p text:style-name="P17"/>
      <text:p text:style-name="P17"/>
      <text:p text:style-name="P3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1"><text:span text:style-name="T1">Ch </text:span><text:span text:style-name="T2">7</text:span><text:span text:style-name="T1"> : </text:span><text:span text:style-name="T3">Statistiques à deux variables quantitatives : </text:span><text:span text:style-name="T4">exercices</text:span></text:p>
          </table:table-cell>
        </table:table-row>
      </table:table>
      <text:p text:style-name="P33"/>
      <text:p text:style-name="P34"/>
      <text:p text:style-name="P35">A l’issue de ce travail je dois être capable de :</text:p>
      <text:p text:style-name="P38"/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222700467340484" text:continue-numbering="true" text:style-name="L3">
              <text:list-item>
                <text:p text:style-name="P30"><text:span text:style-name="T5">Représenter un nuage de points.</text:span></text:p>
              </text:list-item>
              <text:list-item>
                <text:p text:style-name="P28">Déterminer et utiliser un ajustement affine pour interpoler ou extrapoler des valeurs inconnues.</text:p>
              </text:list-item>
              <text:list-item>
                <text:p text:style-name="P28">Représenter un nuage de points en effectuant un changement de variable donné afin de conjecturer <text:span text:style-name="T19">une relation de linéarité entre de nouvelles variables.</text:span></text:p>
              </text:list-item>
            </text:list>
          </table:table-cell>
        </table:table-row>
      </table:table>
      <text:p text:style-name="P39"/>
      <text:p text:style-name="P37"/>
      <text:p text:style-name="P20"><text:span text:style-name="T14">A traiter obligatoirement :</text:span> </text:p>
      <text:p text:style-name="P21">I) <text:span text:style-name="T16">Ex 3;5;6 ;8;10;11;12;15;17;18 p 105</text:span></text:p>
      <text:p text:style-name="P22">II) <text:span text:style-name="T17">Ex 23;24;26 p 106 Ex 31;32;33;34 p 107 Ex 37;38;39;40;44 p 108</text:span></text:p>
      <text:p text:style-name="P23">III) Ex 47 ; 50 p 109 Ex 52 ; 55 p 110 Ex 56p 111 </text:p>
      <text:p text:style-name="P20"/>
      <text:p text:style-name="P24">Pour encore s’exercer :</text:p>
      <text:p text:style-name="P18"><text:span text:style-name="T15">Si j’ai eu des difficultés au </text:span>I : E<text:span text:style-name="T18">x 2 ;4 ; 7 ; 9;13;14;16 et 19 p 105</text:span></text:p>
      <text:p text:style-name="P26"><text:span text:style-name="T7">Si j’ai eu des difficultés au </text:span><text:span text:style-name="T8">II : </text:span><text:span text:style-name="T9">Ex 22;25 p 106</text:span></text:p>
      <text:p text:style-name="P19"/>
      <text:p text:style-name="P25"><text:span text:style-name="T13">V</text:span><text:span text:style-name="T12">ers le bac</text:span><text:span text:style-name="T6"> : devoir maison : </text:span><text:span text:style-name="T10">exercices 79 </text:span><text:span text:style-name="T11">et 80</text:span><text:span text:style-name="T10"> p 11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9:22:05.833000000</meta:creation-date>
    <dc:date>2020-11-15T22:26:56.635000000</dc:date>
    <meta:editing-duration>PT1H5M15S</meta:editing-duration>
    <meta:editing-cycles>14</meta:editing-cycles>
    <meta:generator>LibreOffice/6.4.2.2$Windows_X86_64 LibreOffice_project/4e471d8c02c9c90f512f7f9ead8875b57fcb1ec3</meta:generator>
    <meta:document-statistic meta:table-count="4" meta:image-count="0" meta:object-count="0" meta:page-count="1" meta:paragraph-count="26" meta:word-count="304" meta:character-count="1542" meta:non-whitespace-character-count="1266"/>
  </office:meta>
</office:document-meta>
</file>